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variant="normal" fo:text-transform="none" fo:color="#c9211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fo:color="#c9211e" fo:font-weight="bold" style:font-weight-asian="bold" style:font-weight-complex="bold"/>
    </style:style>
    <style:style style:name="P9" style:family="paragraph" style:parent-style-name="Text_20_body" style:list-style-name="L2">
      <style:paragraph-properties fo:margin-top="0in" fo:margin-bottom="0in" fo:padding="0in" fo:border="none"/>
    </style:style>
    <style:style style:name="P10" style:family="paragraph" style:parent-style-name="Text_20_body" style:list-style-name="L2">
      <style:paragraph-properties fo:padding="0in" fo:border="none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Text_20_body" style:list-style-name="L3">
      <style:paragraph-properties fo:margin-top="0in" fo:margin-bottom="0in" fo:padding="0in" fo:border="none"/>
    </style:style>
    <style:style style:name="P13" style:family="paragraph" style:parent-style-name="Text_20_body" style:list-style-name="L3">
      <style:paragraph-properties fo:padding="0in" fo:border="none"/>
    </style:style>
    <style:style style:name="P14" style:family="paragraph" style:parent-style-name="Text_20_body" style:list-style-name="L4">
      <style:paragraph-properties fo:margin-top="0in" fo:margin-bottom="0in" fo:padding="0in" fo:border="none"/>
    </style:style>
    <style:style style:name="P15" style:family="paragraph" style:parent-style-name="Text_20_body" style:list-style-name="L4">
      <style:paragraph-properties fo:padding="0in" fo:border="none"/>
    </style:style>
    <style:style style:name="P16" style:family="paragraph" style:parent-style-name="Text_20_body" style:list-style-name="L5">
      <style:paragraph-properties fo:margin-top="0in" fo:margin-bottom="0in" fo:padding="0in" fo:border="none"/>
    </style:style>
    <style:style style:name="P17" style:family="paragraph" style:parent-style-name="Text_20_body" style:list-style-name="L5">
      <style:paragraph-properties fo:padding="0in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5f6368" style:font-name="Times New Roman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color="#4d5156" style:font-name="Times New Roman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style:font-name="Times New Roman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c9211e" style:font-name="Times New Roman" fo:font-size="12pt" fo:letter-spacing="normal" fo:font-style="normal" style:font-size-asian="12pt" style:font-size-complex="12pt"/>
    </style:style>
    <style:style style:name="T6" style:family="text">
      <style:text-properties fo:color="#202122" style:font-name="sans-serif" fo:font-size="10.5pt" fo:letter-spacing="normal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61in" text:min-label-width="0.1965in"/>
      </text:list-level-style-bullet>
      <text:list-level-style-bullet text:level="2" text:style-name="Bullet_20_Symbols" style:num-suffix="." text:bullet-char="•">
        <style:list-level-properties text:space-before="0.7882in" text:min-label-width="0.1965in"/>
      </text:list-level-style-bullet>
      <text:list-level-style-bullet text:level="3" text:style-name="Bullet_20_Symbols" style:num-suffix="." text:bullet-char="•">
        <style:list-level-properties text:space-before="1.2807in" text:min-label-width="0.1965in"/>
      </text:list-level-style-bullet>
      <text:list-level-style-bullet text:level="4" text:style-name="Bullet_20_Symbols" style:num-suffix="." text:bullet-char="•">
        <style:list-level-properties text:space-before="1.7728in" text:min-label-width="0.1965in"/>
      </text:list-level-style-bullet>
      <text:list-level-style-bullet text:level="5" text:style-name="Bullet_20_Symbols" style:num-suffix="." text:bullet-char="•">
        <style:list-level-properties text:space-before="2.2654in" text:min-label-width="0.1965in"/>
      </text:list-level-style-bullet>
      <text:list-level-style-bullet text:level="6" text:style-name="Bullet_20_Symbols" style:num-suffix="." text:bullet-char="•">
        <style:list-level-properties text:space-before="2.7579in" text:min-label-width="0.1965in"/>
      </text:list-level-style-bullet>
      <text:list-level-style-bullet text:level="7" text:style-name="Bullet_20_Symbols" style:num-suffix="." text:bullet-char="•">
        <style:list-level-properties text:space-before="3.25in" text:min-label-width="0.1965in"/>
      </text:list-level-style-bullet>
      <text:list-level-style-bullet text:level="8" text:style-name="Bullet_20_Symbols" style:num-suffix="." text:bullet-char="•">
        <style:list-level-properties text:space-before="3.7425in" text:min-label-width="0.1965in"/>
      </text:list-level-style-bullet>
      <text:list-level-style-bullet text:level="9" text:style-name="Bullet_20_Symbols" style:num-suffix="." text:bullet-char="•">
        <style:list-level-properties text:space-before="4.2346in" text:min-label-width="0.1965in"/>
      </text:list-level-style-bullet>
      <text:list-level-style-bullet text:level="10" text:style-name="Bullet_20_Symbols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61in" text:min-label-width="0.1965in"/>
      </text:list-level-style-bullet>
      <text:list-level-style-bullet text:level="2" text:style-name="Bullet_20_Symbols" style:num-suffix="." text:bullet-char="•">
        <style:list-level-properties text:space-before="0.7882in" text:min-label-width="0.1965in"/>
      </text:list-level-style-bullet>
      <text:list-level-style-bullet text:level="3" text:style-name="Bullet_20_Symbols" style:num-suffix="." text:bullet-char="•">
        <style:list-level-properties text:space-before="1.2807in" text:min-label-width="0.1965in"/>
      </text:list-level-style-bullet>
      <text:list-level-style-bullet text:level="4" text:style-name="Bullet_20_Symbols" style:num-suffix="." text:bullet-char="•">
        <style:list-level-properties text:space-before="1.7728in" text:min-label-width="0.1965in"/>
      </text:list-level-style-bullet>
      <text:list-level-style-bullet text:level="5" text:style-name="Bullet_20_Symbols" style:num-suffix="." text:bullet-char="•">
        <style:list-level-properties text:space-before="2.2654in" text:min-label-width="0.1965in"/>
      </text:list-level-style-bullet>
      <text:list-level-style-bullet text:level="6" text:style-name="Bullet_20_Symbols" style:num-suffix="." text:bullet-char="•">
        <style:list-level-properties text:space-before="2.7579in" text:min-label-width="0.1965in"/>
      </text:list-level-style-bullet>
      <text:list-level-style-bullet text:level="7" text:style-name="Bullet_20_Symbols" style:num-suffix="." text:bullet-char="•">
        <style:list-level-properties text:space-before="3.25in" text:min-label-width="0.1965in"/>
      </text:list-level-style-bullet>
      <text:list-level-style-bullet text:level="8" text:style-name="Bullet_20_Symbols" style:num-suffix="." text:bullet-char="•">
        <style:list-level-properties text:space-before="3.7425in" text:min-label-width="0.1965in"/>
      </text:list-level-style-bullet>
      <text:list-level-style-bullet text:level="9" text:style-name="Bullet_20_Symbols" style:num-suffix="." text:bullet-char="•">
        <style:list-level-properties text:space-before="4.2346in" text:min-label-width="0.1965in"/>
      </text:list-level-style-bullet>
      <text:list-level-style-bullet text:level="10" text:style-name="Bullet_20_Symbols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61in" text:min-label-width="0.1965in"/>
      </text:list-level-style-bullet>
      <text:list-level-style-bullet text:level="2" text:style-name="Bullet_20_Symbols" style:num-suffix="." text:bullet-char="•">
        <style:list-level-properties text:space-before="0.7882in" text:min-label-width="0.1965in"/>
      </text:list-level-style-bullet>
      <text:list-level-style-bullet text:level="3" text:style-name="Bullet_20_Symbols" style:num-suffix="." text:bullet-char="•">
        <style:list-level-properties text:space-before="1.2807in" text:min-label-width="0.1965in"/>
      </text:list-level-style-bullet>
      <text:list-level-style-bullet text:level="4" text:style-name="Bullet_20_Symbols" style:num-suffix="." text:bullet-char="•">
        <style:list-level-properties text:space-before="1.7728in" text:min-label-width="0.1965in"/>
      </text:list-level-style-bullet>
      <text:list-level-style-bullet text:level="5" text:style-name="Bullet_20_Symbols" style:num-suffix="." text:bullet-char="•">
        <style:list-level-properties text:space-before="2.2654in" text:min-label-width="0.1965in"/>
      </text:list-level-style-bullet>
      <text:list-level-style-bullet text:level="6" text:style-name="Bullet_20_Symbols" style:num-suffix="." text:bullet-char="•">
        <style:list-level-properties text:space-before="2.7579in" text:min-label-width="0.1965in"/>
      </text:list-level-style-bullet>
      <text:list-level-style-bullet text:level="7" text:style-name="Bullet_20_Symbols" style:num-suffix="." text:bullet-char="•">
        <style:list-level-properties text:space-before="3.25in" text:min-label-width="0.1965in"/>
      </text:list-level-style-bullet>
      <text:list-level-style-bullet text:level="8" text:style-name="Bullet_20_Symbols" style:num-suffix="." text:bullet-char="•">
        <style:list-level-properties text:space-before="3.7425in" text:min-label-width="0.1965in"/>
      </text:list-level-style-bullet>
      <text:list-level-style-bullet text:level="9" text:style-name="Bullet_20_Symbols" style:num-suffix="." text:bullet-char="•">
        <style:list-level-properties text:space-before="4.2346in" text:min-label-width="0.1965in"/>
      </text:list-level-style-bullet>
      <text:list-level-style-bullet text:level="10" text:style-name="Bullet_20_Symbols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61in" text:min-label-width="0.1965in"/>
      </text:list-level-style-bullet>
      <text:list-level-style-bullet text:level="2" text:style-name="Bullet_20_Symbols" style:num-suffix="." text:bullet-char="•">
        <style:list-level-properties text:space-before="0.7882in" text:min-label-width="0.1965in"/>
      </text:list-level-style-bullet>
      <text:list-level-style-bullet text:level="3" text:style-name="Bullet_20_Symbols" style:num-suffix="." text:bullet-char="•">
        <style:list-level-properties text:space-before="1.2807in" text:min-label-width="0.1965in"/>
      </text:list-level-style-bullet>
      <text:list-level-style-bullet text:level="4" text:style-name="Bullet_20_Symbols" style:num-suffix="." text:bullet-char="•">
        <style:list-level-properties text:space-before="1.7728in" text:min-label-width="0.1965in"/>
      </text:list-level-style-bullet>
      <text:list-level-style-bullet text:level="5" text:style-name="Bullet_20_Symbols" style:num-suffix="." text:bullet-char="•">
        <style:list-level-properties text:space-before="2.2654in" text:min-label-width="0.1965in"/>
      </text:list-level-style-bullet>
      <text:list-level-style-bullet text:level="6" text:style-name="Bullet_20_Symbols" style:num-suffix="." text:bullet-char="•">
        <style:list-level-properties text:space-before="2.7579in" text:min-label-width="0.1965in"/>
      </text:list-level-style-bullet>
      <text:list-level-style-bullet text:level="7" text:style-name="Bullet_20_Symbols" style:num-suffix="." text:bullet-char="•">
        <style:list-level-properties text:space-before="3.25in" text:min-label-width="0.1965in"/>
      </text:list-level-style-bullet>
      <text:list-level-style-bullet text:level="8" text:style-name="Bullet_20_Symbols" style:num-suffix="." text:bullet-char="•">
        <style:list-level-properties text:space-before="3.7425in" text:min-label-width="0.1965in"/>
      </text:list-level-style-bullet>
      <text:list-level-style-bullet text:level="9" text:style-name="Bullet_20_Symbols" style:num-suffix="." text:bullet-char="•">
        <style:list-level-properties text:space-before="4.2346in" text:min-label-width="0.1965in"/>
      </text:list-level-style-bullet>
      <text:list-level-style-bullet text:level="10" text:style-name="Bullet_20_Symbols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5747626" text:style-name="L1">
        <text:list-item>
          <text:p text:style-name="P3">Entorno de trabajo</text:p>
          <text:list>
            <text:list-item>
              <text:p text:style-name="P3">Linux – Manjaro/Mint </text:p>
            </text:list-item>
            <text:list-item>
              <text:p text:style-name="P2"><text:span text:style-name="T1">Docker / Docker-compose</text:span></text:p>
            </text:list-item>
            <text:list-item>
              <text:p text:style-name="P3">Git (comandos)→ Gitea (plataforma)</text:p>
            </text:list-item>
            <text:list-item>
              <text:p text:style-name="P3">SSH → Servidor (sin GUI) en casa -→ Celeron/raspberry Pi</text:p>
            </text:list-item>
            <text:list-item>
              <text:p text:style-name="P3">Copias de seguridad automáticas (scripts).</text:p>
            </text:list-item>
            <text:list-item>
              <text:p text:style-name="P3">Diferencia entre http/https → Configurar Let’s Encrypt.</text:p>
            </text:list-item>
            <text:list-item>
              <text:p text:style-name="P3">Scripts de linux (bash/python)</text:p>
            </text:list-item>
          </text:list>
        </text:list-item>
        <text:list-item>
          <text:p text:style-name="P3">Programación básica</text:p>
          <text:list>
            <text:list-item>
              <text:p text:style-name="P3">Estructuras de datos y algoritmos</text:p>
              <text:list>
                <text:list-item>
                  <text:p text:style-name="P3">Array, Set, Map, TreeMap, HashMap,….</text:p>
                </text:list-item>
                <text:list-item>
                  <text:p text:style-name="P3">Algoritmos de ordenación: sort (burbuja, heapsort,..)</text:p>
                </text:list-item>
                <text:list-item>
                  <text:p text:style-name="P3">Algoritmos de búsqueda: binaria, hash</text:p>
                </text:list-item>
                <text:list-item>
                  <text:p text:style-name="P3">Comparación del rendimiento de un algoritmo y otro utilizando el coste espacial y temporal.</text:p>
                </text:list-item>
              </text:list>
            </text:list-item>
          </text:list>
        </text:list-item>
        <text:list-item>
          <text:p text:style-name="P3">Estructuración básica de un documento Web</text:p>
          <text:list>
            <text:list-item>
              <text:p text:style-name="P3">HTML – Semántica, estructurar y dividir la página en secciones y estructuras DOM adecuadas.</text:p>
            </text:list-item>
            <text:list-item>
              <text:p text:style-name="P3">CSS – Especificidad, uso de un Grid y FlexBox, media queries y web responsive.</text:p>
            </text:list-item>
            <text:list-item>
              <text:p text:style-name="P3">JS – Sintaxis y objetos básicos, cómo manipular DOM, comprender conceptos como hoisting, event bubbling, prototype, etc., AJAX (XHR), ES6+ y modularidad de JS.</text:p>
              <text:list>
                <text:list-item>
                  <text:p text:style-name="P3"><text:a xlink:type="simple" xlink:href="https://javascript.info/dom-nodes" office:target-frame-name="_blank" xlink:show="new" text:style-name="Internet_20_link" text:visited-style-name="Visited_20_Internet_20_Link">DOM Tree</text:a></text:p>
                </text:list-item>
                <text:list-item text:style-override="L2">
                  <text:p text:style-name="P9"><text:a xlink:type="simple" xlink:href="https://www.geeksforgeeks.org/dom-document-object-model/" office:target-frame-name="_blank" xlink:show="new" text:style-name="Internet_20_link" text:visited-style-name="Visited_20_Internet_20_Link">GeeksForGeeks - DOM (Document Object Model)</text:a></text:p>
                </text:list-item>
                <text:list-item text:style-override="L2">
                  <text:p text:style-name="P9"><text:a xlink:type="simple" xlink:href="https://www.freecodecamp.org/news/what-is-the-dom-document-object-model-meaning-in-javascript/" office:target-frame-name="_blank" xlink:show="new" text:style-name="Internet_20_link" text:visited-style-name="Visited_20_Internet_20_Link">What is the DOM?</text:a></text:p>
                </text:list-item>
                <text:list-item text:style-override="L2">
                  <text:p text:style-name="P9"><text:a xlink:type="simple" xlink:href="https://eloquentjavascript.net/14_dom.html" office:target-frame-name="_blank" xlink:show="new" text:style-name="Internet_20_link" text:visited-style-name="Visited_20_Internet_20_Link">Eloquent JavaScript, 3rd Edition: The Document Object Model</text:a></text:p>
                </text:list-item>
                <text:list-item text:style-override="L2">
                  <text:p text:style-name="P9"><text:a xlink:type="simple" xlink:href="https://www.w3schools.com/js/js_htmldom.asp" office:target-frame-name="_blank" xlink:show="new" text:style-name="Internet_20_link" text:visited-style-name="Visited_20_Internet_20_Link">JavaScript HTML DOM</text:a></text:p>
                </text:list-item>
                <text:list-item text:style-override="L2">
                  <text:p text:style-name="P9"><text:a xlink:type="simple" xlink:href="https://www.javascripttutorial.net/javascript-dom/" office:target-frame-name="_blank" xlink:show="new" text:style-name="Internet_20_link" text:visited-style-name="Visited_20_Internet_20_Link">JavaScript DOM</text:a></text:p>
                </text:list-item>
                <text:list-item text:style-override="L2">
                  <text:p text:style-name="P9"><text:a xlink:type="simple" xlink:href="https://www.codeguage.com/courses/js/html-dom-introduction" office:target-frame-name="_blank" xlink:show="new" text:style-name="Internet_20_link" text:visited-style-name="Visited_20_Internet_20_Link">Learn the HTML DOM with Exercises - CodeGuage</text:a></text:p>
                </text:list-item>
                <text:list-item text:style-override="L2">
                  <text:p text:style-name="P9"><text:a xlink:type="simple" xlink:href="https://www.youtube.com/watch?v=7Tok22qxPzQ" office:target-frame-name="_blank" xlink:show="new" text:style-name="Internet_20_link" text:visited-style-name="Visited_20_Internet_20_Link">What is DOM, Shadow DOM and Virtual DOM?</text:a></text:p>
                </text:list-item>
                <text:list-item text:style-override="L2">
                  <text:p text:style-name="P10"><text:a xlink:type="simple" xlink:href="https://www.youtube.com/watch?v=0ik6X4DJKCc" office:target-frame-name="_blank" xlink:show="new" text:style-name="Internet_20_link" text:visited-style-name="Visited_20_Internet_20_Link">JavaScript DOM Crash Course</text:a></text:p>
                </text:list-item>
              </text:list>
            </text:list-item>
          </text:list>
        </text:list-item>
      </text:list>
      <text:p text:style-name="P1"><text:tab/>JavaScript Fundamentals:</text:p>
      <text:p text:style-name="P11"><text:a xlink:type="simple" xlink:href="https://javascript.info/" office:target-frame-name="_blank" xlink:show="new" text:style-name="Internet_20_link" text:visited-style-name="Visited_20_Internet_20_Link">The Modern JavaScript Tutorial</text:a></text:p>
      <text:list xml:id="list3826388122" text:style-name="L3">
        <text:list-item>
          <text:list>
            <text:list-item>
              <text:p text:style-name="P12"><text:a xlink:type="simple" xlink:href="https://youtu.be/hdI2bqOjy3c?t=2" office:target-frame-name="_blank" xlink:show="new" text:style-name="Internet_20_link" text:visited-style-name="Visited_20_Internet_20_Link">JavaScript Crash Course for Beginners</text:a></text:p>
            </text:list-item>
            <text:list-item>
              <text:p text:style-name="P13"><text:a xlink:type="simple" xlink:href="https://youtu.be/P7t13SGytRk?t=22" office:target-frame-name="_blank" xlink:show="new" text:style-name="Internet_20_link" text:visited-style-name="Visited_20_Internet_20_Link">Build a Netflix Landing Page Clone with HTML, CSS &amp; JS</text:a></text:p>
            </text:list-item>
            <text:list-item>
              <text:p text:style-name="P13"><text:a xlink:type="simple" xlink:href="https://exploringjs.com/" office:target-frame-name="_blank" xlink:show="new" text:style-name="Internet_20_link" text:visited-style-name="Visited_20_Internet_20_Link">Exploring JS: JavaScript books for programmers</text:a></text:p>
            </text:list-item>
          </text:list>
        </text:list-item>
      </text:list>
      <text:list xml:id="list3955661945" text:style-name="L5">
        <text:list-item>
          <text:list>
            <text:list-item>
              <text:p text:style-name="P16"><text:a xlink:type="simple" xlink:href="https://eloquentjavascript.net/" office:target-frame-name="_blank" xlink:show="new" text:style-name="Internet_20_link" text:visited-style-name="Visited_20_Internet_20_Link">Eloquent JavaScript textbook</text:a></text:p>
            </text:list-item>
            <text:list-item>
              <text:p text:style-name="P17"><text:a xlink:type="simple" xlink:href="https://github.com/getify/You-Dont-Know-JS" office:target-frame-name="_blank" xlink:show="new" text:style-name="Internet_20_link" text:visited-style-name="Visited_20_Internet_20_Link">You Dont Know JS Yet (book series)</text:a></text:p>
            </text:list-item>
          </text:list>
        </text:list-item>
      </text:list>
      <text:list xml:id="list190229510019719" text:continue-list="list3826388122" text:style-name="L3">
        <text:list-header>
          <text:p text:style-name="P13"/>
        </text:list-header>
      </text:list>
      <text:p text:style-name="P1">TypeScript:</text:p>
      <text:p text:style-name="P1"><text:a xlink:type="simple" xlink:href="https://www.typescriptlang.org/" office:target-frame-name="_blank" xlink:show="new" text:style-name="Internet_20_link" text:visited-style-name="Visited_20_Internet_20_Link"/></text:p>
      <text:p text:style-name="P1"><text:a xlink:type="simple" xlink:href="https://www.typescriptlang.org/" office:target-frame-name="_blank" xlink:show="new" text:style-name="Internet_20_link" text:visited-style-name="Visited_20_Internet_20_Link">Official Website</text:a></text:p>
      <text:list xml:id="list442853778" text:style-name="L4">
        <text:list-item>
          <text:p text:style-name="P14"><text:a xlink:type="simple" xlink:href="https://www.typescriptlang.org/docs/" office:target-frame-name="_blank" xlink:show="new" text:style-name="Internet_20_link" text:visited-style-name="Visited_20_Internet_20_Link">Official Docs for Deep Dives</text:a></text:p>
        </text:list-item>
        <text:list-item>
          <text:p text:style-name="P14"><text:a xlink:type="simple" xlink:href="https://www.typescriptlang.org/docs/handbook/intro.html" office:target-frame-name="_blank" xlink:show="new" text:style-name="Internet_20_link" text:visited-style-name="Visited_20_Internet_20_Link">The TypeScript Handbook</text:a></text:p>
        </text:list-item>
        <text:list-item>
          <text:p text:style-name="P14"><text:a xlink:type="simple" xlink:href="https://www.tutorialspoint.com/typescript/index.htm" office:target-frame-name="_blank" xlink:show="new" text:style-name="Internet_20_link" text:visited-style-name="Visited_20_Internet_20_Link">TypeScript Tutorial</text:a></text:p>
        </text:list-item>
        <text:list-item>
          <text:p text:style-name="P14"><text:a xlink:type="simple" xlink:href="https://scrimba.com/learn/typescript" office:target-frame-name="_blank" xlink:show="new" text:style-name="Internet_20_link" text:visited-style-name="Visited_20_Internet_20_Link">Scrimba — TypeScript Basics</text:a></text:p>
        </text:list-item>
        <text:list-item>
          <text:p text:style-name="P14"><text:a xlink:type="simple" xlink:href="https://www.youtube.com/watch?v=BwuLxPH8IDs" office:target-frame-name="_blank" xlink:show="new" text:style-name="Internet_20_link" text:visited-style-name="Visited_20_Internet_20_Link">TypeScript for Beginners</text:a></text:p>
        </text:list-item>
        <text:list-item>
          <text:p text:style-name="P14"><text:a xlink:type="simple" xlink:href="https://thenewstack.io/what-is-typescript/" office:target-frame-name="_blank" xlink:show="new" text:style-name="Internet_20_link" text:visited-style-name="Visited_20_Internet_20_Link">What Is TypeScript?</text:a></text:p>
        </text:list-item>
        <text:list-item>
          <text:p text:style-name="P14"><text:a xlink:type="simple" xlink:href="https://thenewstack.io/typescript-tutorial-go-beyond-hello-world/" office:target-frame-name="_blank" xlink:show="new" text:style-name="Internet_20_link" text:visited-style-name="Visited_20_Internet_20_Link">TypeScript Tutorial: Go beyond ‘Hello, World!’</text:a></text:p>
        </text:list-item>
        <text:list-item>
          <text:p text:style-name="P15"><text:a xlink:type="simple" xlink:href="https://thenewstack.io/typescript-tutorial-a-guide-to-using-the-programming-language/" office:target-frame-name="_blank" xlink:show="new" text:style-name="Internet_20_link" text:visited-style-name="Visited_20_Internet_20_Link">TypeScript Tutorial: A Guide to Using the Programming Language</text:a></text:p>
        </text:list-item>
      </text:list>
      <text:p text:style-name="P1"><text:soft-page-break/></text:p>
      <text:p text:style-name="P1"/>
      <text:list xml:id="list190229571708642" text:continue-list="list3525747626" text:style-name="L1">
        <text:list-item>
          <text:p text:style-name="P3">Libros:</text:p>
          <text:list>
            <text:list-item>
              <text:p text:style-name="P3">You Don’t Know JavaScript</text:p>
            </text:list-item>
            <text:list-item>
              <text:p text:style-name="P8">Clean Code – Richard C. Martin.</text:p>
            </text:list-item>
            <text:list-item>
              <text:p text:style-name="P8">Refactoring – Martin Fowler</text:p>
            </text:list-item>
            <text:list-item>
              <text:p text:style-name="P3">SOLID (Los 5 papers de C++)</text:p>
            </text:list-item>
            <text:list-item>
              <text:p text:style-name="P3"><text:span text:style-name="Emphasis"><text:span text:style-name="T5">Clean Coder</text:span></text:span><text:span text:style-name="T5">: A Code of Conduct for Professional Programmers, legendary software expert</text:span></text:p>
            </text:list-item>
            <text:list-item>
              <text:p text:style-name="P8">Design Patterns – GoF</text:p>
              <text:list>
                <text:list-item>
                  <text:p text:style-name="P7"><text:bookmark text:name="title"/><text:bookmark text:name="productTitle"/>Head First Design Patterns: Building Extensible and Maintainable Object-Oriented Software</text:p>
                </text:list-item>
              </text:list>
            </text:list-item>
            <text:list-item>
              <text:p text:style-name="P3"><text:span text:style-name="T6">Applying UML and Patterns: </text:span>GRASP</text:p>
            </text:list-item>
            <text:list-item>
              <text:p text:style-name="P3">Clean Architecture – Richard C. Martin</text:p>
            </text:list-item>
            <text:list-item>
              <text:p text:style-name="P3">UML - </text:p>
            </text:list-item>
          </text:list>
        </text:list-item>
        <text:list-item>
          <text:p text:style-name="P3">Diseño</text:p>
          <text:list>
            <text:list-item>
              <text:p text:style-name="P3">CSS → SASS/SCSS</text:p>
            </text:list-item>
            <text:list-item>
              <text:p text:style-name="P3">Animation.css</text:p>
            </text:list-item>
            <text:list-item>
              <text:p text:style-name="P3">Framework CSS: Tailwid, Boostrap 4, Materialize CSS, Bulma</text:p>
            </text:list-item>
          </text:list>
        </text:list-item>
        <text:list-item>
          <text:p text:style-name="P3">Desarrollo básico</text:p>
          <text:list>
            <text:list-item>
              <text:p text:style-name="P3">Usar un Linter: ESLint</text:p>
            </text:list-item>
            <text:list-item>
              <text:p text:style-name="P3">Testing de tus aplicaciones: </text:p>
              <text:list>
                <text:list-item>
                  <text:p text:style-name="P3">Mocha/Karma/Jasmine/Jest/ Junit/Mockito (JAVA)</text:p>
                </text:list-item>
              </text:list>
            </text:list-item>
            <text:list-item>
              <text:p text:style-name="P3">Incorporar TypeScript a un código.</text:p>
              <text:p text:style-name="P3"/>
            </text:list-item>
          </text:list>
        </text:list-item>
      </text:list>
      <text:p text:style-name="P1"/>
      <text:list xml:id="list190229099954354" text:continue-numbering="true" text:style-name="L1">
        <text:list-item>
          <text:p text:style-name="P3">Interesante:</text:p>
          <text:list>
            <text:list-item>
              <text:p text:style-name="P3">Autenticación basada en Token (JWT).</text:p>
            </text:list-item>
            <text:list-item>
              <text:p text:style-name="P3">Sistemas de colas: RabbitMQ, Kafka</text:p>
            </text:list-item>
            <text:list-item>
              <text:p text:style-name="P3">Instalar un CI/CD: Jenkins, (Drone)</text:p>
            </text:list-item>
            <text:list-item>
              <text:p text:style-name="P3">Selenium =&gt; Pruebas GUI</text:p>
            </text:list-item>
            <text:list-item>
              <text:p text:style-name="P3">Ionic → Dispositivos móviles</text:p>
            </text:list-item>
            <text:list-item>
              <text:p text:style-name="P3">Express (Node.js)</text:p>
            </text:list-item>
          </text:list>
        </text:list-item>
        <text:list-item>
          <text:p text:style-name="P3">Algunas bases de datos:</text:p>
          <text:list>
            <text:list-item>
              <text:p text:style-name="P3">MongoDB</text:p>
            </text:list-item>
            <text:list-item>
              <text:p text:style-name="P3">Redis</text:p>
            </text:list-item>
            <text:list-item>
              <text:p text:style-name="P3">couchDB</text:p>
            </text:list-item>
          </text:list>
        </text:list-item>
        <text:list-item>
          <text:p text:style-name="P3">Algunos productos:</text:p>
          <text:list>
            <text:list-item>
              <text:p text:style-name="P3">PiWik</text:p>
            </text:list-item>
            <text:list-item>
              <text:p text:style-name="P3">LetsEncrypt</text:p>
            </text:list-item>
            <text:list-item>
              <text:p text:style-name="P3">OsTicket</text:p>
            </text:list-item>
            <text:list-item>
              <text:p text:style-name="P3">SonarQube</text:p>
            </text:list-item>
            <text:list-item>
              <text:p text:style-name="P3">Redmine/Taig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WenQuanYi Zen Hei Sharp" svg:font-family="'WenQuanYi Zen Hei Sharp'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eaf </meta:initial-creator>
    <meta:creation-date>2014-02-13T23:32:06.623256533</meta:creation-date>
    <dc:date>2023-06-08T19:02:29.004699035</dc:date>
    <meta:editing-duration>PT7H32M1S</meta:editing-duration>
    <meta:editing-cycles>20</meta:editing-cycles>
    <meta:generator>LibreOffice/7.3.4.2$Linux_X86_64 LibreOffice_project/30$Build-2</meta:generator>
    <meta:document-statistic meta:table-count="0" meta:image-count="0" meta:object-count="0" meta:page-count="2" meta:paragraph-count="83" meta:word-count="456" meta:character-count="2716" meta:non-whitespace-character-count="2407"/>
  </office:meta>
</office:document-meta>
</file>